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300000323DC35439A4D2AD6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5.85cm"/>
    </style:style>
    <style:style style:name="gr3" style:family="graphic" style:parent-style-name="objectwithoutfill">
      <style:graphic-properties draw:marker-end="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28cm" fo:min-width="1.48cm"/>
    </style:style>
    <style:style style:name="gr6" style:family="graphic" style:parent-style-name="standard">
      <style:graphic-properties draw:textarea-horizontal-align="justify" draw:textarea-vertical-align="middle" draw:auto-grow-height="false" fo:min-height="0.316cm" fo:min-width="0.914cm"/>
    </style:style>
    <style:style style:name="gr7" style:family="graphic" style:parent-style-name="standard">
      <style:graphic-properties draw:textarea-horizontal-align="justify" draw:textarea-vertical-align="middle" draw:auto-grow-height="false" fo:min-height="0.6cm" fo:min-width="1.34cm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1.128cm"/>
    </style:style>
    <style:style style:name="gr9" style:family="graphic" style:parent-style-name="standard">
      <style:graphic-properties draw:textarea-horizontal-align="justify" draw:textarea-vertical-align="middle" draw:auto-grow-height="false" fo:min-height="1.024cm" fo:min-width="1.976cm"/>
    </style:style>
    <style:style style:name="gr10" style:family="graphic" style:parent-style-name="standard">
      <style:graphic-properties draw:textarea-horizontal-align="justify" draw:textarea-vertical-align="middle" draw:auto-grow-height="false" fo:min-height="0.528cm" fo:min-width="1.692cm"/>
    </style:style>
    <style:style style:name="gr11" style:family="graphic" style:parent-style-name="standard">
      <style:graphic-properties draw:textarea-horizontal-align="justify" draw:textarea-vertical-align="middle" draw:auto-grow-height="false" fo:min-height="0.174cm" fo:min-width="0.562cm"/>
    </style:style>
    <style:style style:name="gr12" style:family="graphic" style:parent-style-name="standard">
      <style:graphic-properties draw:textarea-horizontal-align="justify" draw:textarea-vertical-align="middle" draw:auto-grow-height="false" fo:min-height="0.174cm" fo:min-width="0.49cm"/>
    </style:style>
    <style:style style:name="gr13" style:family="graphic" style:parent-style-name="standard">
      <style:graphic-properties draw:textarea-horizontal-align="justify" draw:textarea-vertical-align="middle" draw:auto-grow-height="false" fo:min-height="0.316cm" fo:min-width="0.208cm"/>
    </style:style>
    <style:style style:name="gr14" style:family="graphic" style:parent-style-name="standard">
      <style:graphic-properties draw:textarea-horizontal-align="justify" draw:textarea-vertical-align="middle" draw:auto-grow-height="false" fo:min-height="0.388cm" fo:min-width="1.056cm"/>
    </style:style>
    <style:style style:name="gr15" style:family="graphic" style:parent-style-name="standard">
      <style:graphic-properties draw:stroke="none" svg:stroke-color="#000000" draw:fill="none" draw:fill-color="#ffffff" fo:min-height="0.85cm"/>
    </style:style>
    <style:style style:name="gr16" style:family="graphic" style:parent-style-name="standard">
      <style:graphic-properties svg:stroke-color="#0072e4" draw:textarea-vertical-align="middle"/>
    </style:style>
    <style:style style:name="gr17" style:family="graphic" style:parent-style-name="standard">
      <style:graphic-properties svg:stroke-color="#0072e4" draw:textarea-horizontal-align="justify" draw:textarea-vertical-align="middle" draw:auto-grow-height="false" fo:min-height="0.882cm" fo:min-width="1.764cm"/>
    </style:style>
    <style:style style:name="gr18" style:family="graphic" style:parent-style-name="standard">
      <style:graphic-properties svg:stroke-color="#0072e4" draw:textarea-horizontal-align="justify" draw:textarea-vertical-align="middle" draw:auto-grow-height="false" fo:min-height="0.316cm" fo:min-width="0.774cm"/>
    </style:style>
    <style:style style:name="gr19" style:family="graphic" style:parent-style-name="standard">
      <style:graphic-properties svg:stroke-color="#0072e4" draw:textarea-horizontal-align="justify" draw:textarea-vertical-align="middle" draw:auto-grow-height="false" fo:min-height="0.528cm" fo:min-width="1.1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72e4" fo:font-size="5pt" style:font-size-asian="5pt" style:font-size-complex="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color="#c0392b" fo:font-size="10pt" style:font-size-asian="10pt" style:font-size-complex="10pt"/>
    </style:style>
    <style:style style:name="P8" style:family="paragraph">
      <style:paragraph-properties fo:text-align="center"/>
      <style:text-properties fo:color="#00fe7f" fo:font-size="10pt" style:font-size-asian="10pt" style:font-size-complex="10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color="#fffffe" fo:font-size="5pt" style:font-size-asian="5pt" style:font-size-complex="5pt"/>
    </style:style>
    <style:style style:name="T3" style:family="text">
      <style:text-properties fo:font-size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c0392b" fo:font-size="10pt" style:font-size-asian="10pt" style:font-size-complex="10pt"/>
    </style:style>
    <style:style style:name="T6" style:family="text">
      <style:text-properties fo:color="#00fe7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6.386cm" svg:x="1cm" svg:y="9.356cm">
          <draw:image xlink:href="Pictures/10000000000003A300000323DC35439A4D2AD607.png" xlink:type="simple" xlink:show="embed" xlink:actuate="onLoad">
            <text:p/>
          </draw:image>
        </draw:frame>
        <draw:frame draw:style-name="gr2" draw:text-style-name="P2" draw:layer="layout" svg:width="18.8cm" svg:height="16.1cm" svg:x="0.597cm" svg:y="9.4cm">
          <draw:text-box>
            <text:p><text:span text:style-name="T1"/></text:p>
            <text:p><text:span text:style-name="T2"/></text:p>
          </draw:text-box>
        </draw:frame>
        <draw:line draw:style-name="gr3" draw:text-style-name="P1" draw:layer="layout" svg:x1="5cm" svg:y1="26cm" svg:x2="5cm" svg:y2="9cm">
          <text:p/>
        </draw:line>
        <draw:line draw:style-name="gr4" draw:text-style-name="P1" draw:layer="layout" svg:x1="10cm" svg:y1="26cm" svg:x2="10cm" svg:y2="9cm">
          <text:p/>
        </draw:line>
        <draw:line draw:style-name="gr4" draw:text-style-name="P1" draw:layer="layout" svg:x1="15cm" svg:y1="26cm" svg:x2="15cm" svg:y2="8.9cm">
          <text:p/>
        </draw:line>
        <draw:line draw:style-name="gr4" draw:text-style-name="P1" draw:layer="layout" svg:x1="1cm" svg:y1="13.8cm" svg:x2="20cm" svg:y2="13.8cm">
          <text:p/>
        </draw:line>
        <draw:line draw:style-name="gr4" draw:text-style-name="P1" draw:layer="layout" svg:x1="1cm" svg:y1="18.4cm" svg:x2="20cm" svg:y2="18.4cm">
          <text:p/>
        </draw:line>
        <draw:line draw:style-name="gr4" draw:text-style-name="P1" draw:layer="layout" svg:x1="1cm" svg:y1="22.4cm" svg:x2="20cm" svg:y2="22.4cm">
          <text:p/>
        </draw:line>
        <draw:custom-shape draw:style-name="gr5" draw:text-style-name="P3" draw:layer="layout" svg:width="2.8cm" svg:height="1.1cm" svg:x="3.5cm" svg:y="22cm">
          <text:p text:style-name="P3">Roc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cm" svg:height="0.8cm" svg:x="9cm" svg:y="22.1cm">
          <text:p text:style-name="P3">Bea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6cm" svg:height="1.2cm" svg:x="13.7cm" svg:y="21.9cm">
          <text:p text:style-name="P3">Drop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3cm" svg:height="1.2cm" svg:x="8.8cm" svg:y="17.9cm">
          <text:p text:style-name="P3">Jun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3.5cm" svg:height="1.8cm" svg:x="3.3cm" svg:y="17.6cm">
          <text:p text:style-name="P3">Abandoned</text:p>
          <text:p text:style-name="P3"><text:s/>Vill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3.1cm" svg:height="1.1cm" svg:x="13.3cm" svg:y="13.2cm">
          <text:p text:style-name="P3">Waterf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cm" svg:height="0.6cm" svg:x="14.2cm" svg:y="12.3cm">
          <text:p text:style-name="P3"><text:span text:style-name="T3">Ca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4cm" svg:height="0.6cm" svg:x="4.3cm" svg:y="16cm">
          <text:p text:style-name="P3"><text:span text:style-name="T4">Sh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5cm" svg:height="0.6cm" svg:x="9.2cm" svg:y="16.6cm">
          <text:p text:style-name="P3"><text:span text:style-name="T4">Clea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cm" svg:height="0.8cm" svg:x="11.7cm" svg:y="2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4" draw:text-style-name="P3" draw:layer="layout" svg:width="2.2cm" svg:height="0.9cm" svg:x="13.8cm" svg:y="17.8cm">
          <text:p text:style-name="P3">Hi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cm" svg:height="1.1cm" svg:x="0.3cm" svg:y="13.5cm">
          <draw:text-box>
            <text:p>3</text:p>
          </draw:text-box>
        </draw:frame>
        <draw:frame draw:style-name="gr15" draw:text-style-name="P6" draw:layer="layout" svg:width="1cm" svg:height="1.1cm" svg:x="0cm" svg:y="17.8cm">
          <draw:text-box>
            <text:p>2</text:p>
          </draw:text-box>
        </draw:frame>
        <draw:frame draw:style-name="gr15" draw:text-style-name="P6" draw:layer="layout" svg:width="1cm" svg:height="1.1cm" svg:x="0cm" svg:y="17.8cm">
          <draw:text-box>
            <text:p>2</text:p>
          </draw:text-box>
        </draw:frame>
        <draw:frame draw:style-name="gr15" draw:text-style-name="P6" draw:layer="layout" svg:width="1cm" svg:height="1.1cm" svg:x="0cm" svg:y="21.7cm">
          <draw:text-box>
            <text:p>1</text:p>
          </draw:text-box>
        </draw:frame>
        <draw:frame draw:style-name="gr15" draw:text-style-name="P6" draw:layer="layout" svg:width="1cm" svg:height="1.1cm" svg:x="14.5cm" svg:y="25.8cm">
          <draw:text-box>
            <text:p>3</text:p>
          </draw:text-box>
        </draw:frame>
        <draw:frame draw:style-name="gr15" draw:text-style-name="P6" draw:layer="layout" svg:width="1cm" svg:height="1.1cm" svg:x="4.5cm" svg:y="26.1cm">
          <draw:text-box>
            <text:p>1</text:p>
          </draw:text-box>
        </draw:frame>
        <draw:frame draw:style-name="gr15" draw:text-style-name="P6" draw:layer="layout" svg:width="1cm" svg:height="1.1cm" svg:x="9.6cm" svg:y="26.1cm">
          <draw:text-box>
            <text:p>2</text:p>
          </draw:text-box>
        </draw:frame>
        <draw:path draw:style-name="gr16" draw:text-style-name="P3" draw:layer="layout" svg:width="3.07cm" svg:height="1.5cm" svg:x="11.3cm" svg:y="14.398cm" svg:viewBox="0 0 3071 1501" svg:d="M889 358c260 116 476-143 656-275 190-139 442-77 657 0 255 91 326 341 402 571 78 231 623 370 423 657-132 191-449 235-656 148-219-92-446-210-677-106-202 91-430 125-657 106-247-22-582 93-740-127-142-198-284-400-297-656-15-317 354-362 529-530l212-21 212 85-85 169z">
          <text:p/>
        </draw:path>
        <draw:custom-shape draw:style-name="gr17" draw:text-style-name="P3" draw:layer="layout" svg:width="3.2cm" svg:height="1.6cm" svg:x="8.3cm" svg:y="13.1cm">
          <text:p text:style-name="P3">Mountai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.8cm" svg:height="0.8cm" svg:x="15.6cm" svg:y="21.3cm">
          <text:p text:style-name="P3"><text:span text:style-name="T5">Eag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.8cm" svg:height="0.8cm" svg:x="10.2cm" svg:y="19.1cm">
          <text:p text:style-name="P3"><text:span text:style-name="T5">Ti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.8cm" svg:height="0.8cm" svg:x="5.6cm" svg:y="21.4cm">
          <text:p text:style-name="P3"><text:span text:style-name="T5">Cra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1.8cm" svg:height="0.8cm" svg:x="9.8cm" svg:y="14.7cm">
          <text:p text:style-name="P3"><text:span text:style-name="T5">L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2.3cm" svg:height="1.1cm" svg:x="7cm" svg:y="12.3cm">
          <text:p text:style-name="P3"><text:span text:style-name="T6">Mountain</text:span></text:p>
          <text:p text:style-name="P3"><text:span text:style-name="T6">Go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8T13:36:19.336000000</meta:creation-date>
    <dc:date>2017-06-05T09:47:39.139000000</dc:date>
    <meta:editing-duration>PT10H27M3S</meta:editing-duration>
    <meta:editing-cycles>5</meta:editing-cycles>
    <meta:generator>LibreOffice/5.3.0.3$Windows_X86_64 LibreOffice_project/7074905676c47b82bbcfbea1aeefc84afe1c50e1</meta:generator>
    <meta:document-statistic meta:object-count="33"/>
  </office:meta>
</office:document-meta>
</file>